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evant Materials:<text:line-break/>OSPP textbook, chapter 9, sections 9.6-9.8<text:line-break/>chapter 9 slides</text:p>
      <text:p text:style-name="P1"><text:line-break/>1. Define the following terms:<text:line-break/>  - demand paging<text:line-break/>  - page fault<text:line-break/>  - dirty bit<text:line-break/>  - use bit (a.k.a. reference bit)<text:line-break/>  - clock algorithm</text:p>
      <text:p text:style-name="P1">2. List the nine actions in section 9.6.2 that the operating system must perform to handle a page fault. (Assume that the operating system has already identified or obtained an empty page.)</text:p>
      <text:p text:style-name="P1">3. Give the appropriate SI prefix for the amount of seconds it takes to handle a page fault and then resume execution for the thread that experienced the fault. That is, does it take on the order of nanoseconds, microseconds, milliseconds, seconds, kiloseconds, etc., to handle a page fault from the time of its occurrence to the time that the execution of the faulting instruction is resumed or restarted. Explain why you picked that particular SI prefix in enough detail that you demonstrate your knowledge of the timing for each of the nine actions you listed in question 2 above.</text:p>
      <text:p text:style-name="P1">4. How is the core map used when a page is chosen for replacement?</text:p>
      <text:p text:style-name="P1">5. Why is there an advantage to choosing a clean (or empty) page to replace instead of a dirty page?</text:p>
      <text:p text:style-name="P1">6. Why does the textbook say that the use bit in a page table entry residing in a page table in memory is set by hardware on a TLB miss instead of being set on every instruction fetch and/or data read/write to that page?</text:p>
      <text:p text:style-name="P1">7. If all pages have their use bit set, to which policy does the on-demand clock algorithm degener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5T13:12:45.664441001</meta:creation-date>
    <dc:date>2019-06-05T13:13:21.712276211</dc:date>
    <meta:editing-duration>PT36S</meta:editing-duration>
    <meta:editing-cycles>1</meta:editing-cycles>
    <meta:document-statistic meta:table-count="0" meta:image-count="0" meta:object-count="0" meta:page-count="1" meta:paragraph-count="8" meta:word-count="262" meta:character-count="1472" meta:non-whitespace-character-count="1207"/>
    <meta:generator>LibreOffice/6.0.7.3$Linux_X86_64 LibreOffice_project/00m0$Build-3</meta:generator>
  </office:meta>
</office:document-meta>
</file>